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1.164cm" fo:min-width="0.882cm"/>
      <style:paragraph-properties style:writing-mode="lr-tb"/>
    </style:style>
    <style:style style:name="gr3" style:family="graphic" style:parent-style-name="objectwithoutfill">
      <style:graphic-properties svg:stroke-color="#666666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loext:graphic-properties draw:fill="solid" draw:fill-color="#b2b2b2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size="10pt" style:font-size-asian="12pt" style:font-size-complex="12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66666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cm" svg:height="2cm" svg:x="2.896cm" svg:y="1.3cm">
          <text:p text:style-name="P1"><text:span text:style-name="T1">RE</text:span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9.4cm" svg:y="1.3cm">
          <text:p text:style-name="P1"><text:span text:style-name="T1">BRET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52cm" svg:height="2cm" svg:x="2.896cm" svg:y="7.8cm">
          <text:p text:style-name="P1"><text:span text:style-name="T2">PRODU</text:span><text:span text:style-name="T2">TO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1.952cm" svg:height="2cm" svg:x="9.4cm" svg:y="7.8cm">
          <text:p text:style-name="P4"><text:span text:style-name="T2">PRODUT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3.896cm" svg:y1="3.3cm" svg:x2="3.872cm" svg:y2="7.8cm" draw:start-shape="id1" draw:start-glue-point="8" draw:end-shape="id2" draw:end-glue-point="4" svg:d="M3896 3300l-24 4500" svg:viewBox="0 0 25 4501">
          <text:p/>
        </draw:connector>
        <draw:connector draw:style-name="gr3" draw:text-style-name="P6" draw:layer="layout" draw:type="line" svg:x1="4.603cm" svg:y1="3.007cm" svg:x2="9.685cm" svg:y2="8.093cm" draw:start-shape="id1" draw:start-glue-point="9" draw:end-shape="id3" draw:end-glue-point="5" svg:d="M4603 3007l5082 5086" svg:viewBox="0 0 5083 5087">
          <text:p/>
        </draw:connector>
        <draw:connector draw:style-name="gr3" draw:text-style-name="P6" draw:layer="layout" draw:type="line" svg:x1="4.563cm" svg:y1="8.093cm" svg:x2="9.693cm" svg:y2="3.007cm" draw:start-shape="id2" draw:start-glue-point="11" draw:end-shape="id4" draw:end-glue-point="7" svg:d="M4563 8093l5130-5086" svg:viewBox="0 0 5131 5087">
          <text:p/>
        </draw:connector>
        <draw:connector draw:style-name="gr3" draw:text-style-name="P6" draw:layer="layout" draw:type="line" svg:x1="10.4cm" svg:y1="3.3cm" svg:x2="10.376cm" svg:y2="7.8cm" draw:start-shape="id4" draw:start-glue-point="8" draw:end-shape="id3" svg:d="M10400 3300l-24 4500" svg:viewBox="0 0 25 4501">
          <text:p/>
        </draw:connector>
        <draw:frame draw:style-name="gr4" draw:text-style-name="P7" draw:layer="layout" svg:width="3.093cm" svg:height="0.645cm" draw:transform="rotate (1.5707963267949) translate (3.255cm 7.3cm)">
          <draw:text-box>
            <text:p><text:span text:style-name="T3">R$ 1,00</text:span><text:span text:style-name="T4"> </text:span><text:span text:style-name="T4">MARCA</text:span></text:p>
          </draw:text-box>
        </draw:frame>
        <draw:frame draw:style-name="gr4" draw:text-style-name="P7" draw:layer="layout" svg:width="3.287cm" svg:height="0.645cm" draw:transform="rotate (0.785398163397448) translate (4.136cm 7.608cm)">
          <draw:text-box>
            <text:p><text:span text:style-name="T3">R$ 10,00</text:span><text:span text:style-name="T4"> </text:span><text:span text:style-name="T4">MARCA</text:span></text:p>
          </draw:text-box>
        </draw:frame>
        <draw:frame draw:style-name="gr5" draw:text-style-name="P7" draw:layer="layout" svg:width="3.402cm" svg:height="0.645cm" draw:transform="rotate (-0.785398163397449) translate (7.594cm 5.138cm)">
          <draw:text-box>
            <text:p><text:span text:style-name="T3">R$ 5,00</text:span><text:span text:style-name="T4"> MARCA</text:span></text:p>
          </draw:text-box>
        </draw:frame>
        <draw:frame draw:style-name="gr4" draw:text-style-name="P7" draw:layer="layout" svg:width="3.093cm" svg:height="0.645cm" draw:transform="rotate (1.5707963267949) translate (10.4cm 7.3cm)">
          <draw:text-box>
            <text:p><text:span text:style-name="T3">R$ 1,00</text:span><text:span text:style-name="T4"> </text:span><text:span text:style-name="T4">MARCA</text:span></text:p>
          </draw:text-box>
        </draw:frame>
        <draw:custom-shape draw:style-name="gr1" draw:text-style-name="P2" xml:id="id5" draw:id="id5" draw:layer="layout" svg:width="2cm" svg:height="2cm" svg:x="16.9cm" svg:y="1.301cm">
          <text:p text:style-name="P1"><text:span text:style-name="T1">R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cm" svg:height="2cm" svg:x="23.404cm" svg:y="1.301cm">
          <text:p text:style-name="P1"><text:span text:style-name="T1">BR</text:span><text:span text:style-name="T1">ET</text:span><text:span text:style-name="T1">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52cm" svg:height="2cm" svg:x="16.9cm" svg:y="7.801cm">
          <text:p text:style-name="P1"><text:span text:style-name="T2">PRODUTO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8" draw:id="id8" draw:layer="layout" svg:width="1.952cm" svg:height="2cm" svg:x="23.404cm" svg:y="7.801cm">
          <text:p text:style-name="P4"><text:span text:style-name="T2">PRODUT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17.9cm" svg:y1="3.301cm" svg:x2="17.876cm" svg:y2="7.801cm" draw:start-shape="id5" draw:start-glue-point="8" draw:end-shape="id6" draw:end-glue-point="4" svg:d="M17900 3301l-24 4500" svg:viewBox="0 0 25 4501">
          <text:p/>
        </draw:connector>
        <draw:connector draw:style-name="gr3" draw:text-style-name="P6" draw:layer="layout" draw:type="line" svg:x1="24.404cm" svg:y1="3.301cm" svg:x2="24.38cm" svg:y2="7.801cm" draw:start-shape="id7" draw:start-glue-point="8" draw:end-shape="id8" svg:d="M24404 3301l-24 4500" svg:viewBox="0 0 25 4501">
          <text:p/>
        </draw:connector>
        <draw:frame draw:style-name="gr4" draw:text-style-name="P7" draw:layer="layout" svg:width="3.093cm" svg:height="0.645cm" draw:transform="rotate (1.5707963267949) translate (17.259cm 7.301cm)">
          <draw:text-box>
            <text:p><text:span text:style-name="T3">R$ 1,00</text:span><text:span text:style-name="T4"> MARCA</text:span></text:p>
          </draw:text-box>
        </draw:frame>
        <draw:frame draw:style-name="gr4" draw:text-style-name="P7" draw:layer="layout" svg:width="3.093cm" svg:height="0.645cm" draw:transform="rotate (1.5707963267949) translate (24.404cm 7.301cm)">
          <draw:text-box>
            <text:p><text:span text:style-name="T3">R$ </text:span><text:span text:style-name="T3">1,0</text:span><text:span text:style-name="T3">0</text:span><text:span text:style-name="T4"> </text:span><text:span text:style-name="T4">M</text:span><text:span text:style-name="T4">AR</text:span><text:span text:style-name="T4">CA</text:span></text:p>
          </draw:text-box>
        </draw:frame>
        <draw:custom-shape draw:style-name="gr1" draw:text-style-name="P2" xml:id="id9" draw:id="id9" draw:layer="layout" svg:width="2cm" svg:height="2cm" svg:x="2.897cm" svg:y="11.2cm">
          <text:p text:style-name="P1"><text:span text:style-name="T1">RE</text:span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cm" svg:height="2cm" svg:x="9.401cm" svg:y="11.2cm">
          <text:p text:style-name="P1"><text:span text:style-name="T1">BRET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52cm" svg:height="2cm" svg:x="2.897cm" svg:y="17.7cm">
          <text:p text:style-name="P1"><text:span text:style-name="T2">PRODUTO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1" draw:id="id11" draw:layer="layout" svg:width="1.952cm" svg:height="2cm" svg:x="9.401cm" svg:y="17.7cm">
          <text:p text:style-name="P4"><text:span text:style-name="T2">PRODUT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3.897cm" svg:y1="13.2cm" svg:x2="3.873cm" svg:y2="17.7cm" draw:start-shape="id9" draw:start-glue-point="8" draw:end-shape="id10" draw:end-glue-point="4" svg:d="M3897 13200l-24 4500" svg:viewBox="0 0 25 4501">
          <text:p/>
        </draw:connector>
        <draw:connector draw:style-name="gr3" draw:text-style-name="P6" draw:layer="layout" draw:type="line" svg:x1="4.604cm" svg:y1="12.907cm" svg:x2="9.686cm" svg:y2="17.993cm" draw:start-shape="id9" draw:start-glue-point="9" draw:end-shape="id11" draw:end-glue-point="5" svg:d="M4604 12907l5082 5086" svg:viewBox="0 0 5083 5087">
          <text:p/>
        </draw:connector>
        <draw:connector draw:style-name="gr3" draw:text-style-name="P6" draw:layer="layout" draw:type="line" svg:x1="10.401cm" svg:y1="13.2cm" svg:x2="10.377cm" svg:y2="17.7cm" draw:start-shape="id12" draw:start-glue-point="8" draw:end-shape="id11" svg:d="M10401 13200l-24 4500" svg:viewBox="0 0 25 4501">
          <text:p/>
        </draw:connector>
        <draw:frame draw:style-name="gr4" draw:text-style-name="P7" draw:layer="layout" svg:width="3.093cm" svg:height="0.645cm" draw:transform="rotate (1.5707963267949) translate (3.256cm 17.2cm)">
          <draw:text-box>
            <text:p><text:span text:style-name="T3">R$ </text:span><text:span text:style-name="T3">1,0</text:span><text:span text:style-name="T3">0</text:span><text:span text:style-name="T4"> </text:span><text:span text:style-name="T4">M</text:span><text:span text:style-name="T4">AR</text:span><text:span text:style-name="T4">CA</text:span></text:p>
          </draw:text-box>
        </draw:frame>
        <draw:frame draw:style-name="gr5" draw:text-style-name="P7" draw:layer="layout" svg:width="3.402cm" svg:height="0.645cm" draw:transform="rotate (-0.785398163397449) translate (7.595cm 15.038cm)">
          <draw:text-box>
            <text:p><text:span text:style-name="T3">R$ 5,00</text:span><text:span text:style-name="T4"> MARCA</text:span></text:p>
          </draw:text-box>
        </draw:frame>
        <draw:frame draw:style-name="gr4" draw:text-style-name="P7" draw:layer="layout" svg:width="3.093cm" svg:height="0.645cm" draw:transform="rotate (1.5707963267949) translate (10.401cm 17.2cm)">
          <draw:text-box>
            <text:p><text:span text:style-name="T3">R$ 1,00</text:span><text:span text:style-name="T4"> MARC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mada4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9:24:51.814012289</meta:creation-date>
    <dc:date>2020-07-27T18:22:32.197868078</dc:date>
    <meta:editing-duration>PT1M32S</meta:editing-duration>
    <meta:editing-cycles>3</meta:editing-cycles>
    <meta:generator>LibreOffice/6.4.4.2$Linux_X86_64 LibreOffice_project/40$Build-2</meta:generator>
    <meta:document-statistic meta:object-count="30"/>
  </office:meta>
</office:document-meta>
</file>